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bb767"/>
    </style:style>
    <style:style style:name="P2" style:family="paragraph" style:parent-style-name="Text_20_body">
      <style:text-properties fo:language="en" fo:country="US" officeooo:rsid="0015d632" officeooo:paragraph-rsid="0015d632"/>
    </style:style>
    <style:style style:name="P3" style:family="paragraph" style:parent-style-name="Text_20_body">
      <style:text-properties fo:language="en" fo:country="US" officeooo:rsid="001c589f" officeooo:paragraph-rsid="001e71cf"/>
    </style:style>
    <style:style style:name="P4" style:family="paragraph" style:parent-style-name="Text_20_body">
      <style:text-properties fo:language="en" fo:country="US" officeooo:rsid="001c589f" officeooo:paragraph-rsid="00204dce"/>
    </style:style>
    <style:style style:name="P5" style:family="paragraph" style:parent-style-name="Text_20_body">
      <style:text-properties fo:language="en" fo:country="US" officeooo:rsid="001b3b11" officeooo:paragraph-rsid="003fb0b1"/>
    </style:style>
    <style:style style:name="P6" style:family="paragraph" style:parent-style-name="Text_20_body">
      <style:text-properties fo:language="en" fo:country="US" officeooo:rsid="000f383b" officeooo:paragraph-rsid="003fb0b1"/>
    </style:style>
    <style:style style:name="P7" style:family="paragraph" style:parent-style-name="Text_20_body">
      <style:text-properties fo:language="en" fo:country="US" officeooo:rsid="001bb767" officeooo:paragraph-rsid="001bb767"/>
    </style:style>
    <style:style style:name="P8" style:family="paragraph" style:parent-style-name="Text_20_body">
      <style:text-properties fo:language="en" fo:country="US" officeooo:rsid="001bf374" officeooo:paragraph-rsid="001bf374"/>
    </style:style>
    <style:style style:name="P9" style:family="paragraph" style:parent-style-name="Text_20_body">
      <style:text-properties fo:language="en" fo:country="US" officeooo:paragraph-rsid="001bb767"/>
    </style:style>
    <style:style style:name="P10" style:family="paragraph" style:parent-style-name="Text_20_body">
      <style:text-properties fo:language="en" fo:country="US" officeooo:paragraph-rsid="001d0106"/>
    </style:style>
    <style:style style:name="P11" style:family="paragraph" style:parent-style-name="Text_20_body">
      <style:text-properties fo:language="en" fo:country="US" officeooo:rsid="003b2221" officeooo:paragraph-rsid="003fb0b1"/>
    </style:style>
    <style:style style:name="P12" style:family="paragraph" style:parent-style-name="Text_20_body">
      <style:text-properties fo:language="en" fo:country="US" officeooo:rsid="00391fc0" officeooo:paragraph-rsid="003fb0b1"/>
    </style:style>
    <style:style style:name="P13" style:family="paragraph" style:parent-style-name="Text_20_body">
      <style:text-properties fo:language="en" fo:country="US" officeooo:rsid="002c80af" officeooo:paragraph-rsid="002c80af"/>
    </style:style>
    <style:style style:name="P14" style:family="paragraph" style:parent-style-name="Text_20_body">
      <style:text-properties fo:language="en" fo:country="US" officeooo:rsid="002c80af" officeooo:paragraph-rsid="003fb0b1"/>
    </style:style>
    <style:style style:name="P15" style:family="paragraph" style:parent-style-name="Text_20_body">
      <style:text-properties officeooo:paragraph-rsid="001e71cf"/>
    </style:style>
    <style:style style:name="P16" style:family="paragraph" style:parent-style-name="Text_20_body">
      <style:text-properties officeooo:paragraph-rsid="002ad83b"/>
    </style:style>
    <style:style style:name="P17" style:family="paragraph" style:parent-style-name="Text_20_body">
      <style:text-properties officeooo:paragraph-rsid="003fb0b1"/>
    </style:style>
    <style:style style:name="P18" style:family="paragraph" style:parent-style-name="Text_20_body">
      <style:text-properties officeooo:paragraph-rsid="0041be94"/>
    </style:style>
    <style:style style:name="P19" style:family="paragraph" style:parent-style-name="Text_20_body">
      <style:text-properties officeooo:paragraph-rsid="00433a96"/>
    </style:style>
    <style:style style:name="P20" style:family="paragraph" style:parent-style-name="Footnote">
      <style:text-properties officeooo:paragraph-rsid="001bb767"/>
    </style:style>
    <style:style style:name="P21" style:family="paragraph" style:parent-style-name="Footnote">
      <style:paragraph-properties fo:margin-left="0cm" fo:margin-right="0cm" fo:text-indent="0cm" style:auto-text-indent="false"/>
      <style:text-properties fo:language="en" fo:country="US"/>
    </style:style>
    <style:style style:name="P22" style:family="paragraph" style:parent-style-name="Title">
      <style:text-properties fo:language="en" fo:country="US" officeooo:rsid="00369724"/>
    </style:style>
    <style:style style:name="P23" style:family="paragraph" style:parent-style-name="Text_20_body" style:list-style-name="L1">
      <style:text-properties officeooo:paragraph-rsid="0049a11f"/>
    </style:style>
    <style:style style:name="P24" style:family="paragraph" style:parent-style-name="Text_20_body" style:list-style-name="L1">
      <style:text-properties officeooo:paragraph-rsid="004aa9bb"/>
    </style:style>
    <style:style style:name="P25" style:family="paragraph" style:parent-style-name="Text_20_body">
      <style:text-properties fo:language="en" fo:country="US" officeooo:paragraph-rsid="000f383b"/>
    </style:style>
    <style:style style:name="P26" style:family="paragraph" style:parent-style-name="Text_20_body">
      <style:text-properties fo:language="en" fo:country="US" officeooo:paragraph-rsid="0049a11f"/>
    </style:style>
    <style:style style:name="P27" style:family="paragraph" style:parent-style-name="Heading_20_1">
      <style:text-properties fo:language="en" fo:country="US" officeooo:rsid="0015d632" officeooo:paragraph-rsid="0015d632"/>
    </style:style>
    <style:style style:name="P28" style:family="paragraph" style:parent-style-name="Heading_20_1">
      <style:text-properties fo:language="en" fo:country="US" officeooo:rsid="000f383b" officeooo:paragraph-rsid="000d9db3"/>
    </style:style>
    <style:style style:name="P29" style:family="paragraph" style:parent-style-name="Heading_20_1">
      <style:text-properties fo:language="en" fo:country="US" officeooo:rsid="001c1ce6" officeooo:paragraph-rsid="001c1ce6"/>
    </style:style>
    <style:style style:name="P30" style:family="paragraph" style:parent-style-name="Heading_20_1">
      <style:text-properties officeooo:paragraph-rsid="001b3b11"/>
    </style:style>
    <style:style style:name="P31" style:family="paragraph" style:parent-style-name="Heading_20_1">
      <style:text-properties officeooo:rsid="003fb0b1"/>
    </style:style>
    <style:style style:name="P32" style:family="paragraph" style:parent-style-name="Heading_20_2">
      <style:text-properties fo:language="en" fo:country="US" officeooo:rsid="003901db"/>
    </style:style>
    <style:style style:name="P33" style:family="paragraph" style:parent-style-name="Heading_20_2">
      <style:text-properties fo:language="en" fo:country="US" officeooo:rsid="001c589f" officeooo:paragraph-rsid="001c589f"/>
    </style:style>
    <style:style style:name="P34" style:family="paragraph" style:parent-style-name="Heading_20_2">
      <style:text-properties fo:language="en" fo:country="US" officeooo:rsid="001d0106" officeooo:paragraph-rsid="001d0106"/>
    </style:style>
    <style:style style:name="P35" style:family="paragraph" style:parent-style-name="Heading_20_2">
      <style:text-properties fo:language="en" fo:country="US" officeooo:rsid="001b3b11"/>
    </style:style>
    <style:style style:name="P36" style:family="paragraph" style:parent-style-name="Heading_20_2">
      <style:text-properties fo:language="en" fo:country="US" officeooo:rsid="00433a96"/>
    </style:style>
    <style:style style:name="T1" style:family="text">
      <style:text-properties officeooo:rsid="00466aef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254f7"/>
    </style:style>
    <style:style style:name="T4" style:family="text">
      <style:text-properties fo:language="en" fo:country="US" officeooo:rsid="001284b5"/>
    </style:style>
    <style:style style:name="T5" style:family="text">
      <style:text-properties fo:language="en" fo:country="US" officeooo:rsid="00135b4e"/>
    </style:style>
    <style:style style:name="T6" style:family="text">
      <style:text-properties fo:language="en" fo:country="US" officeooo:rsid="0014b0c4"/>
    </style:style>
    <style:style style:name="T7" style:family="text">
      <style:text-properties fo:language="en" fo:country="US" officeooo:rsid="001802be"/>
    </style:style>
    <style:style style:name="T8" style:family="text">
      <style:text-properties fo:language="en" fo:country="US" officeooo:rsid="001bb767"/>
    </style:style>
    <style:style style:name="T9" style:family="text">
      <style:text-properties fo:language="en" fo:country="US" fo:font-style="italic" officeooo:rsid="0030615f" style:font-style-asian="italic" style:font-style-complex="italic"/>
    </style:style>
    <style:style style:name="T10" style:family="text">
      <style:text-properties fo:language="en" fo:country="US" fo:font-style="italic" officeooo:rsid="001802be" style:font-style-asian="italic" style:font-style-complex="italic"/>
    </style:style>
    <style:style style:name="T11" style:family="text">
      <style:text-properties fo:language="en" fo:country="US" fo:font-style="italic" officeooo:rsid="002591c6" style:font-style-asian="italic" style:font-style-complex="italic"/>
    </style:style>
    <style:style style:name="T12" style:family="text">
      <style:text-properties fo:language="en" fo:country="US" fo:font-style="italic" officeooo:rsid="0019fb30" style:font-style-asian="italic" style:font-style-complex="italic"/>
    </style:style>
    <style:style style:name="T13" style:family="text">
      <style:text-properties fo:language="en" fo:country="US" fo:font-style="italic" officeooo:rsid="002792c6" style:font-style-asian="italic" style:font-style-complex="italic"/>
    </style:style>
    <style:style style:name="T14" style:family="text">
      <style:text-properties fo:language="en" fo:country="US" fo:font-style="italic" officeooo:rsid="0028706c" style:font-style-asian="italic" style:font-style-complex="italic"/>
    </style:style>
    <style:style style:name="T15" style:family="text">
      <style:text-properties fo:language="en" fo:country="US" fo:font-style="italic" officeooo:rsid="001b3b11" style:font-style-asian="italic" style:font-style-complex="italic"/>
    </style:style>
    <style:style style:name="T16" style:family="text">
      <style:text-properties fo:language="en" fo:country="US" fo:font-style="normal" officeooo:rsid="0030615f" style:font-style-asian="normal" style:font-style-complex="normal"/>
    </style:style>
    <style:style style:name="T17" style:family="text">
      <style:text-properties fo:language="en" fo:country="US" fo:font-style="normal" officeooo:rsid="002591c6" style:font-style-asian="normal" style:font-style-complex="normal"/>
    </style:style>
    <style:style style:name="T18" style:family="text">
      <style:text-properties fo:language="en" fo:country="US" fo:font-style="normal" style:text-underline-style="none" officeooo:rsid="002a382e" style:font-style-asian="normal" style:font-style-complex="normal"/>
    </style:style>
    <style:style style:name="T19" style:family="text">
      <style:text-properties fo:language="en" fo:country="US" fo:font-style="normal" style:text-underline-style="none" officeooo:rsid="0041be94" style:font-style-asian="normal" style:font-style-complex="normal"/>
    </style:style>
    <style:style style:name="T20" style:family="text">
      <style:text-properties fo:language="en" fo:country="US" fo:font-style="normal" style:text-underline-style="none" officeooo:rsid="004820f8" style:font-style-asian="normal" style:font-style-complex="normal"/>
    </style:style>
    <style:style style:name="T21" style:family="text">
      <style:text-properties fo:language="en" fo:country="US" officeooo:rsid="001e71cf"/>
    </style:style>
    <style:style style:name="T22" style:family="text">
      <style:text-properties fo:language="en" fo:country="US" officeooo:rsid="002fd3f8"/>
    </style:style>
    <style:style style:name="T23" style:family="text">
      <style:text-properties fo:language="en" fo:country="US" officeooo:rsid="0030615f"/>
    </style:style>
    <style:style style:name="T24" style:family="text">
      <style:text-properties fo:language="en" fo:country="US" officeooo:rsid="002a382e"/>
    </style:style>
    <style:style style:name="T25" style:family="text">
      <style:text-properties fo:language="en" fo:country="US" officeooo:rsid="002ad83b"/>
    </style:style>
    <style:style style:name="T26" style:family="text">
      <style:text-properties fo:language="en" fo:country="US" officeooo:rsid="001b3b11"/>
    </style:style>
    <style:style style:name="T27" style:family="text">
      <style:text-properties fo:language="en" fo:country="US" officeooo:rsid="00433a96"/>
    </style:style>
    <style:style style:name="T28" style:family="text">
      <style:text-properties fo:language="en" fo:country="US" officeooo:rsid="0044d495"/>
    </style:style>
    <style:style style:name="T29" style:family="text">
      <style:text-properties fo:language="en" fo:country="US" officeooo:rsid="0049a11f"/>
    </style:style>
    <style:style style:name="T30" style:family="text">
      <style:text-properties fo:language="en" fo:country="US" officeooo:rsid="0019fb30"/>
    </style:style>
    <style:style style:name="T31" style:family="text">
      <style:text-properties fo:language="en" fo:country="US" officeooo:rsid="002591c6"/>
    </style:style>
    <style:style style:name="T32" style:family="text">
      <style:text-properties fo:language="en" fo:country="US" officeooo:rsid="00297300"/>
    </style:style>
    <style:style style:name="T33" style:family="text">
      <style:text-properties fo:language="en" fo:country="US" officeooo:rsid="004aa9bb"/>
    </style:style>
    <style:style style:name="T34" style:family="text">
      <style:text-properties officeooo:rsid="0015d632"/>
    </style:style>
    <style:style style:name="T35" style:family="text">
      <style:text-properties officeooo:rsid="001bb767"/>
    </style:style>
    <style:style style:name="T36" style:family="text">
      <style:text-properties officeooo:rsid="001c589f"/>
    </style:style>
    <style:style style:name="T37" style:family="text">
      <style:text-properties officeooo:rsid="001e71cf"/>
    </style:style>
    <style:style style:name="T38" style:family="text">
      <style:text-properties officeooo:rsid="00204dce"/>
    </style:style>
    <style:style style:name="T39" style:family="text">
      <style:text-properties officeooo:rsid="00208ca4"/>
    </style:style>
    <style:style style:name="T40" style:family="text">
      <style:text-properties fo:font-style="italic" officeooo:rsid="0014b0c4" style:font-style-asian="italic" style:font-style-complex="italic"/>
    </style:style>
    <style:style style:name="T41" style:family="text">
      <style:text-properties fo:font-style="italic" officeooo:rsid="001802be" style:font-style-asian="italic" style:font-style-complex="italic"/>
    </style:style>
    <style:style style:name="T42" style:family="text">
      <style:text-properties fo:font-style="italic" officeooo:rsid="001d0106" style:font-style-asian="italic" style:font-style-complex="italic"/>
    </style:style>
    <style:style style:name="T43" style:family="text">
      <style:text-properties fo:font-style="italic" officeooo:rsid="003d6f38" style:font-style-asian="italic" style:font-style-complex="italic"/>
    </style:style>
    <style:style style:name="T44" style:family="text">
      <style:text-properties fo:font-style="italic" style:text-underline-style="none" officeooo:rsid="00228750" style:font-style-asian="italic" style:font-style-complex="italic"/>
    </style:style>
    <style:style style:name="T45" style:family="text">
      <style:text-properties fo:font-style="normal" officeooo:rsid="001d0106" style:font-style-asian="normal" style:font-style-complex="normal"/>
    </style:style>
    <style:style style:name="T46" style:family="text">
      <style:text-properties fo:font-style="normal" officeooo:rsid="00228750" style:font-style-asian="normal" style:font-style-complex="normal"/>
    </style:style>
    <style:style style:name="T47" style:family="text">
      <style:text-properties fo:font-style="normal" officeooo:rsid="003d6f38" style:font-style-asian="normal" style:font-style-complex="normal"/>
    </style:style>
    <style:style style:name="T48" style:family="text">
      <style:text-properties fo:font-style="normal" officeooo:rsid="0030615f" style:font-style-asian="normal" style:font-style-complex="normal"/>
    </style:style>
    <style:style style:name="T49" style:family="text">
      <style:text-properties fo:font-style="normal" style:text-underline-style="none" officeooo:rsid="00228750" style:font-style-asian="normal" style:font-style-complex="normal"/>
    </style:style>
    <style:style style:name="T50" style:family="text">
      <style:text-properties fo:font-style="normal" style:text-underline-style="none" officeooo:rsid="0022d82d" style:font-style-asian="normal" style:font-style-complex="normal"/>
    </style:style>
    <style:style style:name="T51" style:family="text">
      <style:text-properties officeooo:rsid="002cf416"/>
    </style:style>
    <style:style style:name="T52" style:family="text">
      <style:text-properties officeooo:rsid="000f383b"/>
    </style:style>
    <style:style style:name="T53" style:family="text">
      <style:text-properties officeooo:rsid="001254f7"/>
    </style:style>
    <style:style style:name="T54" style:family="text">
      <style:text-properties officeooo:rsid="0014b0c4"/>
    </style:style>
    <style:style style:name="T55" style:family="text">
      <style:text-properties officeooo:rsid="001802be"/>
    </style:style>
    <style:style style:name="T56" style:family="text">
      <style:text-properties officeooo:rsid="001d0106"/>
    </style:style>
    <style:style style:name="T57" style:family="text">
      <style:text-properties officeooo:rsid="0031004a"/>
    </style:style>
    <style:style style:name="T58" style:family="text">
      <style:text-properties officeooo:rsid="00326a22"/>
    </style:style>
    <style:style style:name="T59" style:family="text">
      <style:text-properties officeooo:rsid="00332b9a"/>
    </style:style>
    <style:style style:name="T60" style:family="text">
      <style:text-properties officeooo:rsid="00344e4f"/>
    </style:style>
    <style:style style:name="T61" style:family="text">
      <style:text-properties officeooo:rsid="0036329e"/>
    </style:style>
    <style:style style:name="T62" style:family="text">
      <style:text-properties officeooo:rsid="003675ba"/>
    </style:style>
    <style:style style:name="T63" style:family="text">
      <style:text-properties officeooo:rsid="00384e5d"/>
    </style:style>
    <style:style style:name="T64" style:family="text">
      <style:text-properties officeooo:rsid="003ac1d2"/>
    </style:style>
    <style:style style:name="T65" style:family="text">
      <style:text-properties officeooo:rsid="003c7527"/>
    </style:style>
    <style:style style:name="T66" style:family="text">
      <style:text-properties officeooo:rsid="003d6f38"/>
    </style:style>
    <style:style style:name="T67" style:family="text">
      <style:text-properties officeooo:rsid="004820f8"/>
    </style:style>
    <style:style style:name="T68" style:family="text">
      <style:text-properties officeooo:rsid="0049a11f"/>
    </style:style>
    <style:style style:name="T69" style:family="text">
      <style:text-properties officeooo:rsid="004aa9bb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title>How to build Gem in Microsoft Windows</text:title></text:p>
      <text:h text:style-name="P27" text:outline-level="1">Preambule</text:h>
      <text:p text:style-name="P2">As I'm French, I have a French version of Visual C++ 2010 Express. I translated menu <text:span text:style-name="T63">titles</text:span> here myself and the translation may differ from the official one. I apologized for that.</text:p>
      <text:h text:style-name="P28" text:outline-level="1">Requirement</text:h>
      <text:h text:style-name="P32" text:outline-level="2">Visual C++</text:h>
      <text:p text:style-name="P26"><text:span text:style-name="T52">You need </text:span><text:span text:style-name="T36">a Visual C++ environment to build Gem. You can</text:span><text:span text:style-name="T52"> download and install Visual C++ 2010 Express. A serial number is needed but you can get one for free from Microsoft.</text:span></text:p>
      <text:p text:style-name="Quotations"><text:span text:style-name="T68">NOTE : In Visual C++ you will find the </text:span><text:span text:style-name="T40">Properties manager</text:span><text:span text:style-name="T54"> </text:span><text:span text:style-name="T55">(</text:span><text:span text:style-name="T41">Gestionnaire de propriétés</text:span><text:span text:style-name="T55">)</text:span><text:span text:style-name="T54"> under the View </text:span><text:span text:style-name="T55">(Affichage)</text:span><text:span text:style-name="T54"> menu. If you have the Express edition, it is hidden... Click on </text:span><text:span text:style-name="T40">Tools &gt; Parameters &gt; Advanced parameters</text:span><text:span text:style-name="T54"> </text:span><text:span text:style-name="T55">(</text:span><text:span text:style-name="T41">Outils &gt; Paramètres &gt; Paramètres avancés</text:span><text:span text:style-name="T55">) </text:span><text:span text:style-name="T34">to see it.</text:span></text:p>
      <text:h text:style-name="P33" text:outline-level="2">Puredata</text:h>
      <text:p text:style-name="P3">You need the puredata sources to build Gem, the Vanilla or Extended version. <text:span text:style-name="T37">The easiest way is to download a zip for Windows from </text:span><text:a xlink:type="simple" xlink:href="http://puredata.info/downloads"><text:span text:style-name="T37">http://puredata.info/downloads</text:span></text:a><text:span text:style-name="T37">. Then unpack it.</text:span></text:p>
      <text:h text:style-name="P34" text:outline-level="2">Pthread</text:h>
      <text:p text:style-name="P15"><text:span text:style-name="T21">Download the latest release from here : </text:span><text:a xlink:type="simple" xlink:href="http://sourceforge.net/projects/pthreads4w/">http://sourceforge.net/projects/pthreads4w/</text:a><text:span text:style-name="T21"> and unpack it.</text:span></text:p>
      <text:h text:style-name="P35" text:outline-level="2"><text:bookmark-start text:name="__RefHeading__259_2039066403"/>FTGL and Freetype<text:bookmark-end text:name="__RefHeading__259_2039066403"/></text:h>
      <text:p text:style-name="P25"><text:span text:style-name="T52">You also need FTGL and Freetype libraries.</text:span><text:span text:style-name="T53"> There are binaries for Freetype on the web but I can't find any for FTGL.</text:span></text:p>
      <text:list xml:id="list7802832722032314265" text:style-name="L1">
        <text:list-item>
          <text:p text:style-name="P23"><text:span text:style-name="T29">Freetype</text:span></text:p>
          <text:list>
            <text:list-item>
              <text:p text:style-name="P23"><text:span text:style-name="T29">Unfortunately, Freetype 2.3.5 has some linking issues. So I used the latest version available 2.5.0, but there are no binary. Here is how to build it yourself.</text:span></text:p>
            </text:list-item>
            <text:list-item>
              <text:p text:style-name="P23"><text:span text:style-name="T3">Download </text:span><text:span text:style-name="T29">freetype-2.5.0.tar.gz or somethingn like that from</text:span><text:span text:style-name="T3"> </text:span><text:a xlink:type="simple" xlink:href="http://www.freetype.org/download.html">http://www.freetype.org/download.html</text:a><text:span text:style-name="T29">. </text:span></text:p>
            </text:list-item>
            <text:list-item>
              <text:p text:style-name="P23"><text:span text:style-name="T29">E</text:span><text:span text:style-name="T3">xtract the zip file in a place you know and you may remember easily (e.g. I put it in : </text:span><text:span text:style-name="Source_20_Text"><text:span text:style-name="T4">C:\Users\win7\Bibliothèques\freetype-</text:span></text:span><text:span text:style-name="Source_20_Text"><text:span text:style-name="T29">2.5.0</text:span></text:span><text:span text:style-name="Source_20_Text"><text:span text:style-name="T5">\</text:span></text:span></text:p>
            </text:list-item>
            <text:list-item>
              <text:p text:style-name="P23"><text:span text:style-name="T29">Open the solution which fits best your environment (for me and Visual C++ 2010 Express it's </text:span><text:span text:style-name="Source_20_Text"><text:span text:style-name="T29">builds\win32\vc2010\freetype.sln</text:span></text:span><text:span text:style-name="T68">)</text:span></text:p>
            </text:list-item>
            <text:list-item>
              <text:p text:style-name="P23"><text:span text:style-name="T68">Select the </text:span><text:span text:style-name="Source_20_Text"><text:span text:style-name="T68">Release Multithreaded</text:span></text:span><text:span text:style-name="T68"> and </text:span><text:span text:style-name="Source_20_Text"><text:span text:style-name="T68">Win32</text:span></text:span><text:span text:style-name="T68"> configurations then hit </text:span><text:span text:style-name="Source_20_Text"><text:span text:style-name="T68">F7</text:span></text:span><text:span text:style-name="T68"> to generate the solution.</text:span></text:p>
            </text:list-item>
            <text:list-item>
              <text:p text:style-name="P23"><text:span text:style-name="T68">You should have a </text:span><text:span text:style-name="Source_20_Text"><text:span text:style-name="T68">freetype250MT.lib </text:span></text:span><text:span text:style-name="T68">under </text:span><text:span text:style-name="Source_20_Text"><text:span text:style-name="T68">objs\win32\vc2010</text:span></text:span><text:span text:style-name="T68"> (or </text:span><text:span text:style-name="T69">something else </text:span><text:span text:style-name="T68">somewhere under the </text:span><text:span text:style-name="Source_20_Text"><text:span text:style-name="T68">objs</text:span></text:span><text:span text:style-name="T68"> folder depending on your configuration).</text:span></text:p>
            </text:list-item>
            <text:list-item>
              <text:p text:style-name="P24"><text:soft-page-break/><text:span text:style-name="T69">For the next steps, it is useful to setup a global environment variable called <text:s/></text:span><text:span text:style-name="Source_20_Text"><text:span text:style-name="T7">FREETYPE</text:span></text:span><text:span text:style-name="T7"> </text:span><text:span text:style-name="T33">and pointing to the root of the freetype directory (where </text:span><text:span text:style-name="Source_20_Text"><text:span text:style-name="T33">objs</text:span></text:span><text:span text:style-name="T33"> and </text:span><text:span text:style-name="Source_20_Text"><text:span text:style-name="T33">include</text:span></text:span><text:span text:style-name="T33"> folders are).</text:span></text:p>
            </text:list-item>
          </text:list>
        </text:list-item>
        <text:list-item>
          <text:p text:style-name="P23"><text:span text:style-name="T29">FTGL</text:span></text:p>
          <text:list>
            <text:list-item>
              <text:p text:style-name="P23"><text:span text:style-name="T6">Download FTGL from </text:span><text:a xlink:type="simple" xlink:href="http://sourceforge.net/projects/ftgl/"><text:span text:style-name="T2">http://sourceforge.net/projects/ftgl/</text:span></text:a></text:p>
            </text:list-item>
            <text:list-item>
              <text:p text:style-name="P23"><text:span text:style-name="T6">Extract the tar.gz file (you may need a good archive extractor to do that, 7zip is a good candidate </text:span><text:a xlink:type="simple" xlink:href="http://www.7-zip.org/"><text:span text:style-name="T2">http://www.7-zip.org/</text:span></text:a><text:span text:style-name="T6">) (again in a place you know </text:span><text:span text:style-name="T3">and you may remember easily</text:span><text:span text:style-name="T6">)</text:span></text:p>
            </text:list-item>
            <text:list-item>
              <text:p text:style-name="P23"><text:span text:style-name="T6">Then open the </text:span><text:span text:style-name="Source_20_Text"><text:span text:style-name="T6">ftgl-2.1.3~rc5\msvc\vc8\ftgl.sln</text:span></text:span><text:span text:style-name="T6"> file in Visual C++. If you are not using VC8 the project should be converted </text:span><text:span text:style-name="T7">automatically </text:span><text:span text:style-name="T6">and please follow the wizard.</text:span></text:p>
            </text:list-item>
            <text:list-item>
              <text:p text:style-name="P23"><text:span text:style-name="T26">Then open the ftgl_dll property sheet and go to “</text:span><text:span text:style-name="T30">Commun properies </text:span><text:span text:style-name="T26">&gt; Link editor &gt; entry” (Propriétés communes &gt; Editeur de liens &gt; entrée) and change the </text:span><text:span text:style-name="Source_20_Text"><text:span text:style-name="T26">freetyp</text:span></text:span><text:span text:style-name="Source_20_Text"><text:span text:style-name="T33">e250MT</text:span></text:span><text:span text:style-name="Source_20_Text"><text:span text:style-name="T26">.lib</text:span></text:span><text:span text:style-name="T26"> to </text:span><text:span text:style-name="T33">the one you have generated on step 1.f.</text:span></text:p>
            </text:list-item>
            <text:list-item>
              <text:p text:style-name="P23"><text:span text:style-name="T26">Now you can build the solution by pressing “F7”</text:span></text:p>
            </text:list-item>
          </text:list>
        </text:list-item>
      </text:list>
      <text:h text:style-name="P30" text:outline-level="1"><text:span text:style-name="T26">Getting GEM </text:span><text:span text:style-name="T8">sources</text:span></text:h>
      <text:p text:style-name="P7">If you just want to build the last version of Gem but you do not planned to make modifications in the code, let's get a tarball from sourceforge or github of a fresh snapshot.</text:p>
      <text:p text:style-name="P1"><text:span text:style-name="T8">“Download a zip” here : </text:span><text:a xlink:type="simple" xlink:href="https://github.com/umlaeute/Gem"><text:span text:style-name="T2">https://github.com/umlaeute/Gem</text:span></text:a><text:span text:style-name="T8"><text:line-break/>or “Download snapshot” here : </text:span><text:a xlink:type="simple" xlink:href="http://sourceforge.net/p/pd-gem/gem/ci/master/tree/"><text:span text:style-name="T2">http://sourceforge.net/p/pd-gem/gem/ci/master/tree/</text:span></text:a></text:p>
      <text:p text:style-name="P9"><text:span text:style-name="T35">If you planned to make some improvement on Gem (and I encourage you to do that) then it's better to clone the Git repository. Here I quote Iohaness</text:span><text:span text:style-name="T35"><text:note text:id="ftn1" text:note-class="footnote"><text:note-citation>1</text:note-citation><text:note-body><text:p text:style-name="P20"><text:span text:style-name="T35">The origin</text:span><text:span text:style-name="T39">a</text:span><text:span text:style-name="T35">l message is here : </text:span><text:a xlink:type="simple" xlink:href="http://lists.puredata.info/pipermail/gem-dev/2013-09/006564.html"><text:span text:style-name="T35">http://lists.puredata.info/pipermail/gem-dev/2013-09/006564.html</text:span></text:a><text:span text:style-name="T35"> </text:span></text:p></text:note-body></text:note></text:span><text:span text:style-name="T35"> who explains his preferred way to contribute (and this is not Windows specific) :</text:span></text:p>
      <text:p text:style-name="Quotations"><text:span text:style-name="T8">- - go to </text:span><text:a xlink:type="simple" xlink:href="http://github.com/" office:target-frame-name="_blank" xlink:show="new"><text:span text:style-name="T2">http://github.com/</text:span></text:a><text:span text:style-name="T8"> and get yourself an account (e.g. "rybn"),<text:line-break/>then log in.<text:line-break/>- - go to </text:span><text:a xlink:type="simple" xlink:href="http://github.com/umlaeute/Gem" office:target-frame-name="_blank" xlink:show="new"><text:span text:style-name="T2">http://github.com/umlaeute/Gem</text:span></text:a><text:span text:style-name="T8">, and click on the "Fork" button<text:line-break/>in the upper-right corner.<text:line-break/>- - this will fork the repository into </text:span><text:a xlink:type="simple" xlink:href="http://github.com/rybn/Gem" office:target-frame-name="_blank" xlink:show="new"><text:span text:style-name="T2">http://github.com/rybn/Gem</text:span></text:a><text:span text:style-name="T8">, go<text:line-break/>there and follow the instructions to clo</text:span><text:span text:style-name="T8">ne the repository to your<text:line-break/>local machine.<text:line-break/>- - do work (add new abstractions/,...) and commit them to your local copy<text:line-break/>- - push them to github<text:line-break/>- - go back to </text:span><text:a xlink:type="simple" xlink:href="http://github.com/rybn/Gem" office:target-frame-name="_blank" xlink:show="new"><text:span text:style-name="T2">http://github.com/rybn/Gem</text:span></text:a><text:span text:style-name="T8"> and click on "Pull Request"<text:line-break/>and follow the instructions there.<text:line-break/>- - i will get a notification that i should merge in your changes and<text:line-break/>can do so (after reviewing them) </text:span></text:p>
      <text:p text:style-name="P8">Then you have a folder containing all the sources files, I will call it “Gem_root” in the next.</text:p>
      <text:h text:style-name="P29" text:outline-level="1">Configuring Gem solution in Visual C++</text:h>
      <text:p text:style-name="P4">In the <text:span text:style-name="Source_20_Text">Gem</text:span><text:span text:style-name="Source_20_Text"><text:span text:style-name="T38">\build\win-vc2010e</text:span></text:span> folder, you will find <text:span text:style-name="T38">a </text:span><text:span text:style-name="Source_20_Text"><text:span text:style-name="T38">Gem.sln</text:span></text:span><text:span text:style-name="T38"> file</text:span>. <text:span text:style-name="T38">Some conversion may be needed if you are using another version of Visual C++.</text:span></text:p>
      <text:p text:style-name="P10"><text:soft-page-break/><text:span text:style-name="T56">Once the project imported, open the </text:span><text:span text:style-name="T42">Properties manager</text:span><text:span text:style-name="T42"><text:note text:id="ftn2" text:note-class="footnote"><text:note-citation>2</text:note-citation><text:note-body><text:p text:style-name="P21"><text:span text:style-name="T39"><text:s/>See </text:span><text:bookmark-ref text:reference-format="text" text:ref-name="__RefHeading__259_2039066403">FTGL and Freetype</text:bookmark-ref> <text:bookmark-ref text:reference-format="number" text:ref-name="__RefNumPara__257_2039066403">Erreur : source de la référence non trouvée</text:bookmark-ref> <text:span text:style-name="T39">on page </text:span><text:span text:style-name="T39"><text:bookmark-ref text:reference-format="page" text:ref-name="__RefNumPara__257_2039066403">Erreur : source de la référence non trouvée</text:bookmark-ref></text:span><text:span text:style-name="T39"> if you can't find it.</text:span></text:p></text:note-body></text:note></text:span><text:span text:style-name="T42"> </text:span><text:span text:style-name="T45">window and find the Puredata configuration. </text:span><text:span text:style-name="T46">Open it and adjust the PD_DIR macro under the </text:span><text:span text:style-name="T44">User macro</text:span><text:span text:style-name="T49"> page to point to your </text:span><text:span text:style-name="T50">Pd</text:span><text:span text:style-name="T49"> folder.</text:span></text:p>
      <text:p text:style-name="P18"><text:span text:style-name="T18">In the </text:span><text:span text:style-name="Source_20_Text"><text:span text:style-name="T18">pthread</text:span></text:span><text:span text:style-name="T18"> properties sheet change the </text:span><text:span text:style-name="Source_20_Text"><text:span text:style-name="T18">PTHREAD_DIR</text:span></text:span><text:span text:style-name="Source_20_Text"><text:span text:style-name="T20"> </text:span></text:span><text:span text:style-name="T67">and the PD_DIR m</text:span><text:span text:style-name="T18">acro to point to the </text:span><text:span text:style-name="Source_20_Text"><text:span text:style-name="T18">pthread</text:span></text:span><text:span text:style-name="T18"> directory (for me it's </text:span><text:span text:style-name="Source_20_Text"><text:span text:style-name="T18">C:\Users\win7\Bibliothèques\pthreads-w32-2-9-1-release</text:span></text:span><text:span text:style-name="Source_20_Text"><text:span text:style-name="T19">\Pre-built.2</text:span></text:span><text:span text:style-name="T18">) </text:span><text:span text:style-name="T20">and to the </text:span><text:span text:style-name="Source_20_Text"><text:span text:style-name="T20">pd</text:span></text:span><text:span text:style-name="T20"> directory.</text:span></text:p>
      <text:p text:style-name="P16"><text:span text:style-name="T18">In the </text:span><text:span text:style-name="Source_20_Text"><text:span text:style-name="T18">FTGL</text:span></text:span><text:span text:style-name="T18"> properties sheet, under the </text:span><text:span text:style-name="Source_20_Text"><text:span text:style-name="T18">FTGL Release </text:span></text:span><text:span text:style-name="T24">or the </text:span><text:span text:style-name="Source_20_Text"><text:span text:style-name="T18">FTGL Debug </text:span></text:span><text:span text:style-name="T24">configuration, adjust the </text:span><text:span text:style-name="Source_20_Text"><text:span text:style-name="T24">FREETYPE</text:span></text:span><text:span text:style-name="T24"> and the </text:span><text:span text:style-name="Source_20_Text"><text:span text:style-name="T24">FTGL</text:span></text:span><text:span text:style-name="T24"> paths </text:span><text:span text:style-name="T25">(e.g. </text:span><text:span text:style-name="Source_20_Text"><text:span text:style-name="T25">C:\Users\win7\Bibliothèques\freetype-2.3.5-1-lib</text:span></text:span><text:span text:style-name="T25"> and </text:span><text:span text:style-name="Source_20_Text"><text:span text:style-name="T25">C:\Users\win7\Bibliothèques\ftgl-2.1.3~rc5</text:span></text:span><text:span text:style-name="T25">).</text:span></text:p>
      <text:p text:style-name="P13">Now you will be able to generate at least the Gem project.</text:p>
      <text:h text:style-name="P31" text:outline-level="1">Building plugins and addons</text:h>
      <text:p text:style-name="P6">To build plug-ins, you will need several additional libraries.</text:p>
      <text:h text:style-name="Heading_20_2" text:outline-level="2">filmAVI – play films with Video for Windows</text:h>
      <text:p text:style-name="P11">This plug-in should build without any additional library.</text:p>
      <text:h text:style-name="Heading_20_2" text:outline-level="2">filmDS – play films with Direct Show</text:h>
      <text:p text:style-name="P5"><text:span text:style-name="T59">You need the Microsoft Windows SDK : </text:span><text:a xlink:type="simple" xlink:href="http://msdn.microsoft.com/en-US/windows/desktop/bb980924"><text:span text:style-name="T59">http://msdn.microsoft.com/en-US/windows/desktop/bb980924</text:span></text:a><text:span text:style-name="T59">. Some files lack in the one that comes with Visual C++ 2010 Express.</text:span></text:p>
      <text:p text:style-name="P5"><text:span text:style-name="T51">You need the </text:span><text:span text:style-name="T61">Windows Driver Kit </text:span><text:span text:style-name="T60">for ATL support : </text:span><text:a xlink:type="simple" xlink:href="http://msdn.microsoft.com/en-us/windows/hardware/hh852365"><text:span text:style-name="T61">http://msdn.microsoft.com/en-us/windows/hardware/hh852365</text:span></text:a><text:span text:style-name="T61">. Get the one compatible with your IDE </text:span><text:span text:style-name="T62">(7.1,0 for me)</text:span></text:p>
      <text:p text:style-name="P12">Update the macros in the DirectShow properties sheet.</text:p>
      <text:h text:style-name="Heading_20_2" text:outline-level="2">filmQT – play films with QuickTime</text:h>
      <text:p text:style-name="P17"><text:span text:style-name="T58">You need the QuickTime SDK for Windows : </text:span><text:a xlink:type="simple" xlink:href="https://developer.apple.com/quicktime/"><text:span text:style-name="T58">https://developer.apple.com/quicktime/</text:span></text:a><text:span text:style-name="T58"> (you need an Apple Developper account to download it...).</text:span></text:p>
      <text:p text:style-name="P17"><text:span text:style-name="T64">If you install it in the default location ("</text:span><text:span text:style-name="Source_20_Text"><text:span text:style-name="T64">C:\Program Files</text:span></text:span><text:span text:style-name="T64">") you don't need to adjust any path.</text:span></text:p>
      <text:h text:style-name="Heading_20_2" text:outline-level="2">imageJPEG – load still image with libjpeg</text:h>
      <text:p text:style-name="P17"><text:span text:style-name="T22">You need libjpeg : </text:span><text:a xlink:type="simple" xlink:href="http://gnuwin32.sourceforge.net/packages/jpeg.htm"><text:span text:style-name="T23">http://gnuwin32.sourceforge.net/packages/jpeg.htm</text:span></text:a></text:p>
      <text:p text:style-name="P17"><text:span text:style-name="T23">Download the </text:span><text:span text:style-name="T9">Developer files</text:span><text:span text:style-name="T16"> and extract it. Adjust the </text:span><text:span text:style-name="Source_20_Text"><text:span text:style-name="T16">LIBJPEG_DIR</text:span></text:span><text:span text:style-name="T16"> macro in the </text:span><text:span text:style-name="Source_20_Text"><text:span text:style-name="T16">JPEG</text:span></text:span><text:span text:style-name="T16"> properties sheet to point where you extracted the files (e.g. </text:span><text:span text:style-name="Source_20_Text"><text:span text:style-name="T16">C:\Users\win7\Bibliothèques\jpeg-6b-4-lib</text:span></text:span><text:span text:style-name="T57">).</text:span></text:p>
      <text:h text:style-name="Heading_20_2" text:outline-level="2"><text:soft-page-break/>imageTIFF – load still image with libtiff</text:h>
      <text:p text:style-name="P14"><text:span text:style-name="T65">You need the libtiff for Windows. </text:span><text:span text:style-name="T66">Choose the </text:span><text:span text:style-name="T43">Developer files</text:span><text:span text:style-name="T47"> here :</text:span><text:a xlink:type="simple" xlink:href="http://gnuwin32.sourceforge.net/packages/tiff.htm"><text:span text:style-name="T47">http://gnuwin32.sourceforge.net/packages/tiff.htm</text:span></text:a><text:span text:style-name="T47">. Then adjust the </text:span><text:span text:style-name="Source_20_Text"><text:span text:style-name="T65">LIBTIFF_DIR</text:span></text:span><text:span text:style-name="T65"> </text:span><text:span text:style-name="T66">macro in the <text:s/></text:span><text:span text:style-name="Source_20_Text"><text:span text:style-name="T66">TIFF</text:span></text:span><text:span text:style-name="T66"> </text:span><text:span text:style-name="T48">properties</text:span><text:span text:style-name="T66"> sheet.</text:span></text:p>
      <text:h text:style-name="P36" text:outline-level="2">pix_artoolkit – detect ARToolkit tag with Gem</text:h>
      <text:p text:style-name="P19"><text:span text:style-name="T27">You need the ARToolkit library for Windows : </text:span><text:a xlink:type="simple" xlink:href="http://sourceforge.net/projects/artoolkit/files/artoolkit/">http://sourceforge.net/projects/artoolkit/files/artoolkit/</text:a><text:span text:style-name="T27">. The Windows binary release contains all what you need. Adjust the ARTOOLKIT_DIR variable in </text:span><text:span text:style-name="Source_20_Text"><text:span text:style-name="T27">pix_artoolkit</text:span></text:span><text:span text:style-name="T27"> </text:span><text:span text:style-name="T28">properties sheet</text:span><text:span text:style-name="T2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" fo:font-size="10pt" style:font-name-asian="NSimSun" style:font-size-asian="10.5pt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466ae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Footer"><text:title>How to build Gem in Microsoft Windows</text:title><text:tab/><text:tab/><text:span text:style-name="MT1">Version 0.1 - </text:span><text:span text:style-name="MT1"><text:print-date style:data-style-name="N37">31/10/13</text:print-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30T16:55:32.60</meta:creation-date>
    <dc:date>2013-11-22T20:54:06.54</dc:date>
    <meta:editing-duration>PT9H18M4S</meta:editing-duration>
    <meta:editing-cycles>57</meta:editing-cycles>
    <meta:generator>LibreOffice/4.0.6.2$Windows_x86 LibreOffice_project/2e2573268451a50806fcd60ae2d9fe01dd0ce24</meta:generator>
    <meta:print-date>2013-10-31T13:35:16.31</meta:print-date>
    <dc:title>How to build Gem in Microsoft Windows</dc:title>
    <meta:document-statistic meta:table-count="0" meta:image-count="0" meta:object-count="0" meta:page-count="4" meta:paragraph-count="60" meta:word-count="1040" meta:character-count="6810" meta:non-whitespace-character-count="5817"/>
  </office:meta>
</office:document-meta>
</file>